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b2b2b2"/>
    </style:style>
    <style:style style:name="gr1" style:family="graphic">
      <style:graphic-properties draw:fill-color="#ffffff" draw:textarea-horizontal-align="justify" draw:textarea-vertical-align="middle" draw:auto-grow-height="false" fo:min-height="1.386cm" fo:min-width="1.5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28cm" fo:min-width="3.4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293cm" fo:min-width="3.7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b2b2b2" draw:textarea-horizontal-align="justify" draw:textarea-vertical-align="middle" draw:auto-grow-height="false" fo:min-height="0.173cm" fo:min-width="1.9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b2b2b2" draw:textarea-horizontal-align="justify" draw:textarea-vertical-align="middle" draw:auto-grow-height="false" fo:min-height="0.226cm" fo:min-width="1.8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2" draw:style-name="gr1" draw:text-style-name="P1" svg:width="2.223cm" svg:height="1.959cm" svg:x="-0.42cm" svg:y="0.7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text:anchor-type="paragraph" draw:z-index="1" draw:name="Forme1" draw:style-name="gr2" draw:text-style-name="P2" svg:x1="0.639cm" svg:y1="2.658cm" svg:x2="0.639cm" svg:y2="6.071cm"><text:p/></draw:line><draw:line text:anchor-type="paragraph" draw:z-index="2" draw:name="Forme3" draw:style-name="gr2" draw:text-style-name="P2" svg:x1="-0.526cm" svg:y1="3.505cm" svg:x2="2.014cm" svg:y2="3.505cm"><text:p/></draw:line><draw:line text:anchor-type="paragraph" draw:z-index="3" draw:name="Forme4" draw:style-name="gr2" draw:text-style-name="P2" svg:x1="0.639cm" svg:y1="6.071cm" svg:x2="-0.261cm" svg:y2="7.87cm"><text:p/></draw:line><draw:line text:anchor-type="paragraph" draw:z-index="4" draw:name="Forme5" draw:style-name="gr2" draw:text-style-name="P2" svg:x1="0.639cm" svg:y1="6.071cm" svg:x2="1.592cm" svg:y2="7.923cm"><text:p/></draw:line></text:p>
      <text:p text:style-name="Standard"><draw:custom-shape text:anchor-type="paragraph" draw:z-index="6" draw:name="Forme7" draw:style-name="gr3" svg:width="4.816cm" svg:height="1.879cm" svg:x="6.195cm" svg:y="0.425cm"><text:p>Page Accuei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10" draw:style-name="gr5" svg:width="5.266cm" svg:height="1.826cm" svg:x="13.1cm" svg:y="0.425cm"><text:p>Détail du produi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line text:anchor-type="paragraph" draw:z-index="5" draw:name="Forme6" draw:style-name="gr2" draw:text-style-name="P2" svg:x1="6.194cm" svg:y1="0.616cm" svg:x2="2.252cm" svg:y2="1.992cm"><text:p/></draw:line><draw:frame text:anchor-type="paragraph" draw:z-index="7" draw:name="Forme8" draw:style-name="gr4" draw:text-style-name="P3" svg:width="2.752cm" svg:height="1.347cm" svg:x="2.676cm" svg:y="0.43cm"><draw:text-box><text:p>Arrive sur le site</text:p></draw:text-box></draw:frame><draw:custom-shape text:anchor-type="paragraph" draw:z-index="10" draw:name="Forme11" draw:style-name="gr7" draw:text-style-name="P4" svg:width="2.144cm" svg:height="0.451cm" svg:x="10.957cm" svg:y="0.35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Forme9" draw:style-name="gr6" draw:text-style-name="P4" svg:width="2.223cm" svg:height="0.345cm" svg:x="11.01cm" svg:y="0.00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name="Forme12" draw:style-name="gr8" draw:text-style-name="P3" svg:width="1.165cm" svg:height="0.489cm" svg:x="11.725cm" svg:y="0.933cm"><draw:text-box><text:p>retour</text:p></draw:text-box></draw:frame><draw:line text:anchor-type="paragraph" draw:z-index="12" draw:name="Forme13" draw:style-name="gr2" draw:text-style-name="P2" svg:x1="8.549cm" svg:y1="1.33cm" svg:x2="2.014cm" svg:y2="2.044cm"><text:p/></draw:line><draw:frame text:anchor-type="paragraph" draw:z-index="13" draw:name="Forme14" draw:style-name="gr9" draw:text-style-name="P3" svg:width="3.149cm" svg:height="0.715cm" svg:x="4.078cm" svg:y="1.991cm"><draw:text-box><text:p>recherch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3:02:41.777428259</meta:creation-date>
    <dc:date>2017-09-11T14:09:30.138827813</dc:date>
    <meta:editing-duration>PT14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